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, sans-serif"/>
    <style:font-face style:name="Segoe UI Black" svg:font-family="'Segoe UI Bl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none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/>
    </style:style>
    <style:style style:name="P4" style:family="paragraph" style:parent-style-name="Standard">
      <style:text-properties fo:color="#ff3333" fo:language="fr" fo:country="FR" style:text-underline-style="none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language="fr" fo:country="FR" style:text-underline-style="none"/>
    </style:style>
    <style:style style:name="P6" style:family="paragraph" style:parent-style-name="Standard">
      <style:text-properties fo:language="fr" fo:country="F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text-underline-style="solid" style:text-underline-width="auto" style:text-underline-color="font-color" fo:background-color="transparent" loext:char-shading-value="0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language="fr" fo:country="FR" style:text-underline-style="none"/>
    </style:style>
    <style:style style:name="T9" style:family="text">
      <style:text-properties fo:language="fr" fo:country="FR" style:text-underline-style="none" fo:background-color="#ffff00"/>
    </style:style>
    <style:style style:name="T10" style:family="text">
      <style:text-properties fo:language="fr" fo:country="FR" style:text-underline-style="solid" style:text-underline-width="auto" style:text-underline-color="font-color"/>
    </style:style>
    <style:style style:name="T11" style:family="text">
      <style:text-properties fo:language="fr" fo:country="FR" style:text-underline-style="solid" style:text-underline-width="auto" style:text-underline-color="font-color" fo:background-color="#ffff00"/>
    </style:style>
    <style:style style:name="T12" style:family="text">
      <style:text-properties fo:color="#ff0000" style:font-name="Calibri" fo:font-size="12pt" style:text-underline-style="none" fo:font-weight="bold"/>
    </style:style>
    <style:style style:name="T13" style:family="text">
      <style:text-properties fo:color="#ed1c24" style:font-name="Segoe UI Black" fo:font-size="11pt" fo:language="none" fo:country="none" style:font-name-asian="Segoe UI Black" style:font-size-asian="11pt" style:font-name-complex="Segoe UI Black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pa fichiers et bases de données – Semaine 5 : schéma relationnel</text:p>
      <text:p text:style-name="P1"/>
      <text:p text:style-name="P1">Exercice 1 :</text:p>
      <text:p text:style-name="P1">Patient (<text:span text:style-name="T1">numpat</text:span><text:span text:style-name="T4">, nompat, prenompat, ruepat, numeropat, cppat, villepat)</text:span></text:p>
      <text:p text:style-name="P1"><text:span text:style-name="T4">Medecin (</text:span><text:span text:style-name="T1">nummed</text:span><text:span text:style-name="T4">, nommed, prenommed)</text:span></text:p>
      <text:p text:style-name="P1"><text:span text:style-name="T4">Consulte (</text:span><text:span text:style-name="T1">datecons</text:span><text:span text:style-name="T4">, prixcons, payecons, </text:span><text:span text:style-name="T2">numpat</text:span><text:span text:style-name="T3">, </text:span><text:span text:style-name="T2">nummed</text:span><text:span text:style-name="T4">)</text:span></text:p>
      <text:p text:style-name="P2"/>
      <text:p text:style-name="P2"/>
      <text:p text:style-name="P2">Exercice 2 :</text:p>
      <text:p text:style-name="P1"><text:span text:style-name="T4">Editeur (</text:span><text:span text:style-name="T1">numedit</text:span><text:span text:style-name="T4">, nomedit)</text:span></text:p>
      <text:p text:style-name="P1"><text:span text:style-name="T4">Ouvrage (</text:span><text:span text:style-name="T1">isbnouv</text:span><text:span text:style-name="T4">, titouv, catouv, </text:span><text:span text:style-name="T5">numedit</text:span><text:span text:style-name="T4">)</text:span></text:p>
      <text:p text:style-name="P1"><text:span text:style-name="T4">Auteur (</text:span><text:span text:style-name="T1">numaut</text:span><text:span text:style-name="T4">, nomaut, prenomaut, pseudoaut[0-1], datenaut, datedaut[0-1])</text:span></text:p>
      <text:p text:style-name="P1"><text:span text:style-name="T4">Ecrit (</text:span><text:span text:style-name="T2">numaut, isbnouv</text:span><text:span text:style-name="T1">)</text:span></text:p>
      <text:p text:style-name="P2"/>
      <text:p text:style-name="P2">Exercice 3 :</text:p>
      <text:p text:style-name="P1"><text:span text:style-name="T4">Editeur (</text:span><text:span text:style-name="T1">numedit</text:span><text:span text:style-name="T4">, nomedit)</text:span></text:p>
      <text:p text:style-name="P1"><text:span text:style-name="T4">Exemplaire (</text:span><text:span text:style-name="T2">isbnouv</text:span><text:span text:style-name="T3">, numex</text:span><text:span text:style-name="T4">, dateimp, </text:span><text:span text:style-name="T5">numedit</text:span><text:span text:style-name="T4">)</text:span></text:p>
      <text:p text:style-name="P1"><text:span text:style-name="T4">Ouvrage (</text:span><text:span text:style-name="T1">isbnouv</text:span><text:span text:style-name="T4">, titouv, catouv)</text:span></text:p>
      <text:p text:style-name="P1"><text:span text:style-name="T4">Auteur (</text:span><text:span text:style-name="T1">numaut</text:span><text:span text:style-name="T4">, nomaut, prenomaut, pseudoauto[0-1], datenaut, datedaut[0-1])</text:span></text:p>
      <text:p text:style-name="P1"><text:span text:style-name="T4">Ecrit (</text:span><text:span text:style-name="T2">isbnouv, numaut</text:span><text:span text:style-name="T4">)</text:span></text:p>
      <text:p text:style-name="P2"/>
      <text:p text:style-name="P4">OK</text:p>
      <text:p text:style-name="P2"/>
      <text:p text:style-name="P2">Exercice 4 :</text:p>
      <text:p text:style-name="P1"><text:span text:style-name="T4">Editeur (</text:span><text:span text:style-name="T1">numedit</text:span><text:span text:style-name="T4">, nomedit)</text:span></text:p>
      <text:p text:style-name="P1"><text:span text:style-name="T4">Emprenteur (</text:span><text:span text:style-name="T1">numemp</text:span><text:span text:style-name="T4">, nomemp, prenemp, numtelemp)</text:span></text:p>
      <text:p text:style-name="Standard"><text:span text:style-name="T8">Exemplaire (</text:span><text:span text:style-name="T11">isbnouv</text:span><text:span text:style-name="T10">, numex</text:span><text:span text:style-name="T8">, dateimp, dateemp[0-1], </text:span><text:span text:style-name="T9">numedit</text:span><text:span text:style-name="T8">, </text:span><text:span text:style-name="T9">numemp</text:span><text:span text:style-name="T8">) </text:span><text:span text:style-name="T12">numemp [0-1] car cardinalité de l’association = 0-1   </text:span><text:span text:style-name="T4"> </text:span></text:p>
      <text:p text:style-name="P1"><text:span text:style-name="T4">Ouvrage (</text:span><text:span text:style-name="T1">isbnouv</text:span><text:span text:style-name="T4">, titouv, catouv)</text:span></text:p>
      <text:p text:style-name="P1"><text:span text:style-name="T4">Auteur (</text:span><text:span text:style-name="T1">numaut</text:span><text:span text:style-name="T4">, nomaut, prenomaut, pseudoaut[0-1], datenaut, datedaut[0-1])</text:span></text:p>
      <text:p text:style-name="P1"><text:span text:style-name="T4">Ecrit (</text:span><text:span text:style-name="T2">isbnouv, numaut</text:span><text:span text:style-name="T1">)</text:span></text:p>
      <text:p text:style-name="P3"/>
      <text:p text:style-name="P2">Exercice 5 :</text:p>
      <text:p text:style-name="P2">Cours (<text:span text:style-name="T1">codecours</text:span>, intcours)</text:p>
      <text:p text:style-name="P2">LocalEcole (<text:span text:style-name="T1">numloc</text:span>, nbplacloc)</text:p>
      <text:p text:style-name="P2">AnneeCours (<text:span text:style-name="T1">intsection</text:span>, <text:span text:style-name="T1">intannee</text:span>, nbetudannnee)</text:p>
      <text:p text:style-name="P2">CoursDonne (<text:span text:style-name="T1">jour, heure, </text:span><text:span text:style-name="T2">numloc</text:span>, duree, <text:span text:style-name="T6">codecours</text:span>, <text:span text:style-name="T6">intsection</text:span>, <text:span text:style-name="T6">intannee</text:span>) <text:s text:c="2"/><text:span text:style-name="T7">OK</text:span></text:p>
      <text:p text:style-name="P2"/>
      <text:p text:style-name="P2">Exercice 6 :</text:p>
      <text:p text:style-name="P2">Piece (<text:span text:style-name="T1">idpiece</text:span>, nompiece, dureepiece)</text:p>
      <text:p text:style-name="P2">Auteur (<text:span text:style-name="T1">idaut</text:span>, nomaut, preaut)</text:p>
      <text:p text:style-name="P2">Ecrit (<text:span text:style-name="T2">idaut, idpiece</text:span><text:span text:style-name="T1">)</text:span></text:p>
      <text:p text:style-name="P2">Acteur (<text:span text:style-name="T1">idacteur</text:span>, nomacteur, preacteur)</text:p>
      <text:p text:style-name="P2">Representation (<text:span text:style-name="T2">idpiece</text:span><text:span text:style-name="T1">, daterep</text:span>)</text:p>
      <text:p text:style-name="P2">Spectateur (<text:span text:style-name="T1">idspect</text:span>, nomspect, prespect)</text:p>
      <text:p text:style-name="P2">JoueDans (<text:span text:style-name="T2">idacteur, idpiece, daterep</text:span>, remuneration)</text:p>
      <text:p text:style-name="P2">Assiste (<text:span text:style-name="T2">idspect, idpiece, daterep</text:span>)</text:p>
      <text:p text:style-name="P4">OK</text:p>
      <text:p text:style-name="P5">Exercice 7 :</text:p>
      <text:p text:style-name="P2">Club (<text:span text:style-name="T1">matclub</text:span>, nomclub, budgetclub)</text:p>
      <text:p text:style-name="P2">Joueur (<text:span text:style-name="T1">matjou</text:span>, nomjou, prejou, datenjou, <text:span text:style-name="T6">matclub</text:span>)</text:p>
      <text:p text:style-name="P2">Entraineur (<text:span text:style-name="T1">matent</text:span>, noment, preent, datenent)</text:p>
      <text:p text:style-name="P2">Entraine (<text:span text:style-name="T2">matclub, matent</text:span><text:span text:style-name="T1">)</text:span></text:p>
      <text:p text:style-name="P2">Categorie (<text:span text:style-name="T1">codecat</text:span>, nomcat)</text:p>
      <text:p text:style-name="P2">Equipe (<text:span text:style-name="T2">codecat, matclub</text:span>, surnomeq)</text:p>
      <text:p text:style-name="P1"><text:span text:style-name="T4">MatchComplet (</text:span><text:span text:style-name="T2">codecat, matclub</text:span><text:span text:style-name="T1">, datemat</text:span><text:span text:style-name="T4">, lieumat, scoreloc, scorevis) <text:s/></text:span><text:span text:style-name="T13">il faut remettre une deuxième fois clé étrangère vers équipe (car 2 équipes), la deuxième équipe ne fait pas partie de la P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, sans-serif"/>
    <style:font-face style:name="Segoe UI Black" svg:font-family="'Segoe UI Bl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7T12:26:10.893976149</meta:creation-date>
    <dc:date>2020-10-25T18:04:03.85</dc:date>
    <meta:editing-duration>PT15M11S</meta:editing-duration>
    <meta:editing-cycles>10</meta:editing-cycles>
    <meta:generator>OpenOffice/4.1.4$Win32 OpenOffice.org_project/414m5$Build-9788</meta:generator>
    <dc:creator>Aurélien Colmant</dc:creator>
    <meta:document-statistic meta:table-count="0" meta:image-count="0" meta:object-count="0" meta:page-count="2" meta:paragraph-count="47" meta:word-count="235" meta:character-count="1893"/>
  </office:meta>
</office:document-meta>
</file>